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113c3c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color="#800000" officeooo:rsid="00113c3c" officeooo:paragraph-rsid="00113c3c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</style:style>
    <style:style style:name="P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</style:style>
    <style:style style:name="T1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fo:font-variant="normal" fo:text-transform="none" fo:color="#800000" style:text-line-through-style="none" style:text-line-through-type="none" style:text-position="0% 100%" style:font-name="Times" fo:font-size="12pt" fo:font-style="normal" style:text-underline-style="none" fo:font-weight="normal" officeooo:rsid="00113c3c" fo:background-color="#ffffff" loext:char-shading-value="0" style:font-name-asian="Times1" style:font-size-asian="12pt" style:font-style-asian="normal" style:font-weight-asian="normal" style:font-name-complex="Time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{</text:span></text:p>
      <text:p text:style-name="P1"><text:span text:style-name="T1">"address": {</text:span></text:p>
      <text:p text:style-name="P1"><text:span text:style-name="T1">"building": "1007",</text:span></text:p>
      <text:p text:style-name="P1"><text:span text:style-name="T1">"coord": [ ­73.856077, 40.848447 ],</text:span></text:p>
      <text:p text:style-name="P1"><text:span text:style-name="T1">"street": "Morris Park Ave",</text:span></text:p>
      <text:p text:style-name="P1"><text:span text:style-name="T1">"zipcode": "10462"</text:span></text:p>
      <text:p text:style-name="P1"><text:span text:style-name="T1">},</text:span></text:p>
      <text:p text:style-name="P1"><text:span text:style-name="T1">"borough": "Bronx",</text:span></text:p>
      <text:p text:style-name="P1"><text:span text:style-name="T1">"cuisine": "Bakery",</text:span></text:p>
      <text:p text:style-name="P1"><text:span text:style-name="T1">"grades": [</text:span></text:p>
      <text:p text:style-name="P1"><text:span text:style-name="T1">{ "date": { "$date": 1393804800000 }, "grade": "A", "score": 2 },</text:span></text:p>
      <text:p text:style-name="P1"><text:span text:style-name="T1">{ "date": { "$date": 1378857600000 }, "grade": "A", "score": 6 },</text:span></text:p>
      <text:p text:style-name="P1"><text:span text:style-name="T1">{ "date": { "$date": 1358985600000 }, "grade": "A", "score": 10 },</text:span></text:p>
      <text:p text:style-name="P1"><text:span text:style-name="T1">{ "date": { "$date": 1322006400000 }, "grade": "A", "score": 9 },</text:span></text:p>
      <text:p text:style-name="P1"><text:span text:style-name="T1">{ "date": { "$date": 1299715200000 }, "grade": "B", "score": 14 }</text:span></text:p>
      <text:p text:style-name="P1"><text:span text:style-name="T1">],</text:span></text:p>
      <text:p text:style-name="P1"><text:span text:style-name="T1">"name": "Morris Park Bake Shop",</text:span></text:p>
      <text:p text:style-name="P1"><text:span text:style-name="T1">"restaurant_id": "30075445"</text:span></text:p>
      <text:p text:style-name="P1"><text:span text:style-name="T1">}</text:span></text:p>
      <text:p text:style-name="P1"><text:span text:style-name="T1">1. Write a MongoDB query to display all the documents in the collection restaurants.</text:span></text:p>
      <text:p text:style-name="P3"><text:span text:style-name="T2">db.getCollection('Restaurants').find({})</text:span></text:p>
      <text:p text:style-name="P1"><text:span text:style-name="T1">2. Write a MongoDB query to display the fields restaurant_id, borough and cuisine, but</text:span></text:p>
      <text:p text:style-name="P1"><text:span text:style-name="T1">exclude the field _id and name for all the documents in the collection restaurant.</text:span></text:p>
      <text:p text:style-name="P3"><text:span text:style-name="T2">db.getCollection('Restaurants').find({},{restaurant_id:1,borough:1,cuisine:1,_id:0})</text:span></text:p>
      <text:p text:style-name="P1"><text:span text:style-name="T1">3.Write a MongoDB query to find the number of restaurant which is in the borough Abc.</text:span></text:p>
      <text:p text:style-name="P3"><text:span text:style-name="T2">db.getCollection('Restaurants').find({borough:'Abc'}).count()</text:span></text:p>
      <text:p text:style-name="P4"><text:span text:style-name="T1">4. Write a MongoDB query to display the first 4 restaurant which is in the borough</text:span></text:p>
      <text:p text:style-name="P1"><text:span text:style-name="T1">Bronx.</text:span></text:p>
      <text:p text:style-name="P3"><text:span text:style-name="T2">db.getCollection('Restaurants').find({borough:'Bronx'}).limit(4)</text:span></text:p>
      <text:p text:style-name="P1"><text:span text:style-name="T1">5. Write a MongoDB query to display the next 3 restaurants after skipping first 4 which</text:span></text:p>
      <text:p text:style-name="P1"><text:span text:style-name="T1">are in the borough Bronx.</text:span></text:p>
      <text:p text:style-name="P3"><text:span text:style-name="T2">db.getCollection('Restaurants').find({}).skip(2).limit(2)</text:span></text:p>
      <text:p text:style-name="P1"><text:span text:style-name="T1">6. Write a MongoDB query to find the restaurants that achieved a score, less than 40</text:span></text:p>
      <text:p text:style-name="P1"><text:span text:style-name="T1">but more than 10.</text:span></text:p>
      <text:p text:style-name="P3"><text:span text:style-name="T2">db.getCollection('Restaurants').find({"grades.score":{$gt:5,$lt:10}})</text:span></text:p>
      <text:p text:style-name="P1"><text:span text:style-name="T1">7.Write a MongoDB query to find the restaurants which locates in latitude value greater</text:span></text:p>
      <text:p text:style-name="P1"><text:span text:style-name="T1">than ­95.754168</text:span></text:p>
      <text:p text:style-name="P1"><text:span text:style-name="T1">8. Write a MongoDB query to find the restaurants that does not prepare any cuisine of</text:span></text:p>
      <text:p text:style-name="P1"><text:span text:style-name="T1">'American' and their grade score more than 70 and longitude less than ­65.754168.</text:span></text:p>
      <text:p text:style-name="P3"><text:span text:style-name="T2">db.getCollection('Restaurants').find({cuisine:{$ne:'American'},"grades.score":{$gt:40}})</text:span></text:p>
      <text:p text:style-name="P1"><text:span text:style-name="T1">9. Write a MongoDB query to find the restaurants which does not prepare any cuisine of</text:span></text:p>
      <text:p text:style-name="P1"><text:span text:style-name="T1">'American ' and achieved a grade point 'A' not belongs to the borough Brooklyn. The</text:span></text:p>
      <text:p text:style-name="P1"><text:span text:style-name="T1">document must be displayed according to the cuisine in descending order.</text:span></text:p>
      <text:p text:style-name="P3"><text:span text:style-name="T2">db.getCollection('Restaurants').find(</text:span></text:p>
      <text:p text:style-name="P3"><text:span text:style-name="T2">{</text:span></text:p>
      <text:p text:style-name="P3"><text:span text:style-name="T2"><text:s text:c="4"/>$and:[</text:span></text:p>
      <text:p text:style-name="P3"><text:span text:style-name="T2"><text:s text:c="4"/>{</text:span></text:p>
      <text:p text:style-name="P3"><text:span text:style-name="T2"><text:s text:c="8"/>cuisine:{$ne:'American'}</text:span></text:p>
      <text:p text:style-name="P3"><text:span text:style-name="T2"><text:s text:c="4"/>} ,</text:span></text:p>
      <text:p text:style-name="P3"><text:span text:style-name="T2"><text:s text:c="4"/>{</text:span></text:p>
      <text:p text:style-name="P3"><text:span text:style-name="T2"><text:s text:c="8"/>"grades.grade":{$eq:'A'}</text:span></text:p>
      <text:p text:style-name="P3"><text:span text:style-name="T2"><text:s text:c="4"/>},</text:span></text:p>
      <text:p text:style-name="P3"><text:span text:style-name="T2"><text:s text:c="4"/>{</text:span></text:p>
      <text:p text:style-name="P3"><text:span text:style-name="T2"><text:s text:c="8"/>borough:{$ne:'Brooklyn'}</text:span></text:p>
      <text:p text:style-name="P3"><text:span text:style-name="T2"><text:s text:c="4"/>}</text:span></text:p>
      <text:p text:style-name="P3"><text:span text:style-name="T2"><text:s text:c="4"/>]</text:span></text:p>
      <text:p text:style-name="P3"><text:soft-page-break/><text:span text:style-name="T2">}).sort({cuisine:-1})</text:span></text:p>
      <text:p text:style-name="P1"><text:span text:style-name="T1">10.Write a MongoDB query to find the restaurants which does not prepare any cuisine</text:span></text:p>
      <text:p text:style-name="P1"><text:span text:style-name="T1">of 'American' and achieved a score more than 70 and not located in the longitude less</text:span></text:p>
      <text:p text:style-name="P1"><text:span text:style-name="T1">than ­65.754168. Note : Do this query without using $and operator.</text:span></text:p>
      <text:p text:style-name="P3"><text:span text:style-name="T2">db.getCollection('Restaurants').find(</text:span></text:p>
      <text:p text:style-name="P3"><text:span text:style-name="T2">{</text:span></text:p>
      <text:p text:style-name="P3"><text:span text:style-name="T2"><text:s text:c="4"/>cuisine:{$ne:'American'},</text:span></text:p>
      <text:p text:style-name="P3"><text:span text:style-name="T2"><text:s text:c="4"/>"grades.score":{$gt:5}</text:span></text:p>
      <text:p text:style-name="P3"><text:span text:style-name="T2"><text:s text:c="4"/>})</text:span></text:p>
      <text:p text:style-name="P1"><text:span text:style-name="T1">11. Write a MongoDB query to find the restaurant Id, name, borough and cuisine for</text:span></text:p>
      <text:p text:style-name="P1"><text:span text:style-name="T1">those restaurants which contains 'Wil' as first three letters for its name.</text:span></text:p>
      <text:p text:style-name="P3"><text:span text:style-name="T2">db.getCollection('Restaurants').find({name:/^Wil/i},{restaurant_id:1,name:1,borough:1,cuisine:1,_id:0})</text:span></text:p>
      <text:p text:style-name="P1"><text:span text:style-name="T1">12. Write a MongoDB query to find the restaurant Id, name and grades for those</text:span></text:p>
      <text:p text:style-name="P1"><text:span text:style-name="T1">restaurants which achieved a grade of "A" and scored 11 on an ISODate "2014­08­</text:span></text:p>
      <text:p text:style-name="P1"><text:span text:style-name="T1">11T00:00:00Z" among many of survey dates..</text:span></text:p>
      <text:p text:style-name="P3"><text:span text:style-name="T2">db.getCollection('Restaurants').find({</text:span></text:p>
      <text:p text:style-name="P3"><text:span text:style-name="T2"><text:s text:c="4"/>"grades.grade":</text:span></text:p>
      <text:p text:style-name="P3"><text:span text:style-name="T2"><text:s text:c="4"/>{</text:span></text:p>
      <text:p text:style-name="P3"><text:span text:style-name="T2"><text:s text:c="8"/>$eq:'A'</text:span></text:p>
      <text:p text:style-name="P3"><text:span text:style-name="T2"><text:s text:c="4"/>},</text:span></text:p>
      <text:p text:style-name="P3"><text:span text:style-name="T2"><text:s text:c="4"/>"grades.score":</text:span></text:p>
      <text:p text:style-name="P3"><text:span text:style-name="T2"><text:s text:c="4"/>{</text:span></text:p>
      <text:p text:style-name="P3"><text:span text:style-name="T2"><text:s text:c="8"/>$eq:11</text:span></text:p>
      <text:p text:style-name="P3"><text:span text:style-name="T2"><text:s text:c="4"/>},</text:span></text:p>
      <text:p text:style-name="P3"><text:span text:style-name="T2"><text:s text:c="4"/>"grades.date":{</text:span></text:p>
      <text:p text:style-name="P3"><text:span text:style-name="T2"><text:s text:c="8"/>$eq:ISODate('2014-03-03T00:00:00.000Z')</text:span></text:p>
      <text:p text:style-name="P3"><text:span text:style-name="T2"><text:s text:c="4"/>}</text:span></text:p>
      <text:p text:style-name="P3"><text:span text:style-name="T2">},</text:span></text:p>
      <text:p text:style-name="P3"><text:span text:style-name="T2">{</text:span></text:p>
      <text:p text:style-name="P3"><text:soft-page-break/><text:span text:style-name="T2"><text:s text:c="4"/>restaurant_id:1,name:1,grades:1,_id:0</text:span></text:p>
      <text:p text:style-name="P2"><text:span text:style-name="T3">})</text:span></text:p>
      <text:p text:style-name="P2"><text:span text:style-name="T1">13. Write a MongoDB query to arranged the name of the cuisine in descending order</text:span></text:p>
      <text:p text:style-name="P1"><text:span text:style-name="T1">and for those same cuisine borough should be in ascending order.</text:span></text:p>
      <text:p text:style-name="P3"><text:span text:style-name="T2">db.getCollection('Restaurants').find({}).sort({cuisine:-1}).sort({borough:1})</text:span></text:p>
      <text:p text:style-name="P1"><text:span text:style-name="T1">14. Write a MongoDB query to know whether all the addresses contains the street or</text:span></text:p>
      <text:p text:style-name="P1"><text:span text:style-name="T1">not.</text:span></text:p>
      <text:p text:style-name="P3"><text:span text:style-name="T2">db.getCollection('Restaurants').find({"address.street":{$exists:true}})</text:span></text:p>
      <text:p text:style-name="P1"><text:span text:style-name="T1">15.Write a MongoDB query which will select the restaurant Id, name and grades for</text:span></text:p>
      <text:p text:style-name="P1"><text:span text:style-name="T1">those restaurants which returns 0 as a remainder after dividing the score by 5.</text:span></text:p>
      <text:p text:style-name="P3"><text:span text:style-name="T2">db.getCollection('Restaurants').find({"grades.score":{$mod:[5,0]}},{restaurant_id:1,name:1,grades:1,_id:0})</text:span></text:p>
      <text:p text:style-name="P1"><text:span text:style-name="T1">16. Write a mongo db query that returns cuisine wise restaurants.</text:span></text:p>
      <text:p text:style-name="P3"><text:span text:style-name="T2">db.Restaurants.aggregate([{$group:{_id:"$cuisine",count:{$sum:1}}}])</text:span></text:p>
      <text:p text:style-name="P1"><text:span text:style-name="T1">17. Write a mongoDb query for calculating cuisine wise total and average budget(2</text:span></text:p>
      <text:p text:style-name="P1"><text:span text:style-name="T1">queries..one for total and one for average).</text:span></text:p>
      <text:p text:style-name="P1"><text:span text:style-name="T1">18. Write a mongodb query to get all the restaurants that has maximum revenue in their</text:span></text:p>
      <text:p text:style-name="P1"><text:span text:style-name="T1">cuisine.</text:span></text:p>
      <text:p text:style-name="P1"><text:span text:style-name="T1">19. Write a mongodb query to update to change the score to 60 where the score is 6.</text:span></text:p>
      <text:p text:style-name="P3"><text:span text:style-name="T2">db.Restaurants.updateMany(</text:span></text:p>
      <text:p text:style-name="P3"><text:span text:style-name="T2"><text:s text:c="4"/>{'grades':{$elemMatch:{'score':6}}},</text:span></text:p>
      <text:p text:style-name="P3"><text:span text:style-name="T2"><text:s text:c="4"/>{$set:{'grades.$.score':20}}</text:span></text:p>
      <text:p text:style-name="P3"><text:span text:style-name="T2">)</text:span></text:p>
      <text:p text:style-name="P1"><text:span text:style-name="T1">20. Create a seperate collection which includes restaurant id and revenue .Update</text:span></text:p>
      <text:p text:style-name="P1"><text:span text:style-name="T1">revenue from that collection into this.</text:span></text:p>
      <text:p text:style-name="P1"><text:span text:style-name="T1">21. Copy this collection to a different database named test and collection name copy</text:span></text:p>
      <text:p text:style-name="P1"><text:span text:style-name="T1">and drop the current database.</text:span></text:p>
      <text:p text:style-name="P3"><text:span text:style-name="T2">mongoexport –db test –collection copy –out data.json </text:span></text:p>
      <text:p text:style-name="P1"><text:span text:style-name="T1">22. Backup the earlier database and restore it in another one.</text:span></text:p>
      <text:p text:style-name="P3"><text:span text:style-name="T2">mongodump -d test -o ~/Desktop</text:span></text:p>
      <text:p text:style-name="P3"><text:soft-page-break/><text:span text:style-name="T2">mongorestore ~/Deskt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5:46:26.057489664</dc:date>
    <meta:editing-duration>PT6H28M9S</meta:editing-duration>
    <meta:editing-cycles>1</meta:editing-cycles>
    <meta:document-statistic meta:table-count="0" meta:image-count="0" meta:object-count="0" meta:page-count="5" meta:paragraph-count="115" meta:word-count="648" meta:character-count="4983" meta:non-whitespace-character-count="4318"/>
    <meta:generator>LibreOffice/5.1.6.2$Linux_X86_64 LibreOffice_project/10m0$Build-2</meta:generator>
  </office:meta>
</office:document-meta>
</file>